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508" officeooo:paragraph-rsid="00114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or Energía:</text:p>
      <text:p text:style-name="P1"/>
      <text:p text:style-name="P1">1. Mostrar todas las búsquedas de las bases de datos en un listado (si no hay que aparezca un mensaje de que no hay búsquedas almacenadas)</text:p>
      <text:p text:style-name="P1"/>
      <text:p text:style-name="P1">2. Botón de buscar: Primero buscar los tags en la bd, si encuentra coincidencia al 100% (tags) mostrar los registros de la base de datos, si no, hacer petición a stackoverflo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10:18.239386542</meta:creation-date>
    <dc:date>2024-11-06T14:12:56.508047985</dc:date>
    <meta:editing-duration>PT2M39S</meta:editing-duration>
    <meta:editing-cycles>1</meta:editing-cycles>
    <meta:document-statistic meta:table-count="0" meta:image-count="0" meta:object-count="0" meta:page-count="1" meta:paragraph-count="3" meta:word-count="59" meta:character-count="329" meta:non-whitespace-character-count="273"/>
    <meta:generator>LibreOffice/24.8.2.1$Linux_X86_64 LibreOffice_project/0f794b6e29741098670a3b95d60478a65d05ef13</meta:generator>
  </office:meta>
</office:document-meta>
</file>